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E000003D4D315560A5B0B01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color="#00a933" fo:font-size="24pt" style:font-size-asian="24pt" style:font-size-complex="24pt"/>
    </style:style>
    <style:style style:name="P9" style:family="paragraph">
      <loext:graphic-properties draw:fill="none" draw:fill-color="#ffffff"/>
      <style:text-properties fo:color="#00a933" fo:font-size="24pt" style:font-size-asian="24pt" style:font-size-complex="2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a933" fo:font-size="24pt" style:font-size-asian="24pt" style:font-size-complex="24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254cm" svg:y1="5.08cm" svg:x2="16.256cm" svg:y2="5.08cm">
          <text:p/>
        </draw:line>
        <draw:line draw:style-name="gr2" draw:text-style-name="P1" draw:layer="layout" svg:x1="10.668cm" svg:y1="4.826cm" svg:x2="10.668cm" svg:y2="5.334cm">
          <text:p/>
        </draw:line>
        <draw:line draw:style-name="gr3" draw:text-style-name="P1" draw:layer="layout" svg:x1="0.668cm" svg:y1="4.826cm" svg:x2="0.668cm" svg:y2="5.334cm">
          <text:p/>
        </draw:line>
        <draw:line draw:style-name="gr4" draw:text-style-name="P1" draw:layer="layout" svg:x1="8.668cm" svg:y1="4.826cm" svg:x2="8.668cm" svg:y2="5.334cm">
          <text:p/>
        </draw:line>
        <draw:line draw:style-name="gr5" draw:text-style-name="P1" draw:layer="layout" svg:x1="12.668cm" svg:y1="4.826cm" svg:x2="12.668cm" svg:y2="5.334cm">
          <text:p/>
        </draw:line>
        <draw:line draw:style-name="gr4" draw:text-style-name="P1" draw:layer="layout" svg:x1="3.668cm" svg:y1="4.826cm" svg:x2="3.668cm" svg:y2="5.334cm">
          <text:p/>
        </draw:line>
        <draw:frame draw:style-name="gr6" draw:text-style-name="P2" draw:layer="layout" svg:width="1.016cm" svg:height="0.962cm" svg:x="10.26cm" svg:y="5.188cm">
          <draw:text-box>
            <text:p>0</text:p>
          </draw:text-box>
        </draw:frame>
        <draw:frame draw:style-name="gr7" draw:text-style-name="P4" draw:layer="layout" svg:width="1.27cm" svg:height="0.878cm" svg:x="12.192cm" svg:y="5.234cm">
          <draw:text-box>
            <text:p text:style-name="P3"><text:span text:style-name="T1">+2</text:span></text:p>
          </draw:text-box>
        </draw:frame>
        <draw:frame draw:style-name="gr7" draw:text-style-name="P6" draw:layer="layout" svg:width="1.27cm" svg:height="0.878cm" svg:x="8.128cm" svg:y="5.29cm">
          <draw:text-box>
            <text:p text:style-name="P5"><text:span text:style-name="T1">-2</text:span></text:p>
          </draw:text-box>
        </draw:frame>
        <draw:frame draw:style-name="gr7" draw:text-style-name="P6" draw:layer="layout" svg:width="1.27cm" svg:height="0.878cm" svg:x="3.157cm" svg:y="5.218cm">
          <draw:text-box>
            <text:p text:style-name="P5"><text:span text:style-name="T2">-7</text:span></text:p>
          </draw:text-box>
        </draw:frame>
        <draw:line draw:style-name="gr5" draw:text-style-name="P1" draw:layer="layout" svg:x1="11.668cm" svg:y1="4.826cm" svg:x2="11.668cm" svg:y2="5.334cm">
          <text:p/>
        </draw:line>
        <draw:line draw:style-name="gr4" draw:text-style-name="P1" draw:layer="layout" svg:x1="9.668cm" svg:y1="4.826cm" svg:x2="9.668cm" svg:y2="5.334cm">
          <text:p/>
        </draw:line>
        <draw:line draw:style-name="gr4" draw:text-style-name="P1" draw:layer="layout" svg:x1="7.668cm" svg:y1="4.826cm" svg:x2="7.668cm" svg:y2="5.334cm">
          <text:p/>
        </draw:line>
        <draw:line draw:style-name="gr4" draw:text-style-name="P1" draw:layer="layout" svg:x1="6.668cm" svg:y1="4.826cm" svg:x2="6.668cm" svg:y2="5.334cm">
          <text:p/>
        </draw:line>
        <draw:line draw:style-name="gr4" draw:text-style-name="P1" draw:layer="layout" svg:x1="5.668cm" svg:y1="4.826cm" svg:x2="5.668cm" svg:y2="5.334cm">
          <text:p/>
        </draw:line>
        <draw:line draw:style-name="gr4" draw:text-style-name="P1" draw:layer="layout" svg:x1="4.668cm" svg:y1="4.826cm" svg:x2="4.668cm" svg:y2="5.334cm">
          <text:p/>
        </draw:line>
        <draw:line draw:style-name="gr3" draw:text-style-name="P1" draw:layer="layout" svg:x1="1.668cm" svg:y1="4.826cm" svg:x2="1.668cm" svg:y2="5.334cm">
          <text:p/>
        </draw:line>
        <draw:line draw:style-name="gr3" draw:text-style-name="P1" draw:layer="layout" svg:x1="2.668cm" svg:y1="4.826cm" svg:x2="2.668cm" svg:y2="5.334cm">
          <text:p/>
        </draw:line>
        <draw:line draw:style-name="gr5" draw:text-style-name="P1" draw:layer="layout" svg:x1="13.668cm" svg:y1="4.826cm" svg:x2="13.668cm" svg:y2="5.334cm">
          <text:p/>
        </draw:line>
        <draw:line draw:style-name="gr5" draw:text-style-name="P1" draw:layer="layout" svg:x1="14.668cm" svg:y1="4.826cm" svg:x2="14.668cm" svg:y2="5.334cm">
          <text:p/>
        </draw:line>
        <draw:frame draw:style-name="gr8" draw:text-style-name="P7" draw:layer="layout" svg:width="1.956cm" svg:height="5.842cm" draw:transform="rotate (1.5707963267949) translate (3.048cm 4.75cm)">
          <draw:image xlink:href="Pictures/100002010000023E000003D4D315560A5B0B0141.png" xlink:type="simple" xlink:show="embed" xlink:actuate="onLoad" loext:mime-type="image/png">
            <text:p/>
          </draw:image>
        </draw:frame>
        <draw:frame draw:style-name="gr7" draw:text-style-name="P9" draw:layer="layout" svg:width="1.27cm" svg:height="1.195cm" svg:x="5.588cm" svg:y="1.778cm">
          <draw:text-box>
            <text:p text:style-name="P8"><text:span text:style-name="T3">-</text:span><text:span text:style-name="T3">5</text:span></text:p>
          </draw:text-box>
        </draw:frame>
        <draw:frame draw:style-name="gr9" draw:text-style-name="P11" draw:layer="layout" svg:width="1.016cm" svg:height="1.073cm" svg:x="11.176cm" svg:y="5.234cm">
          <draw:text-box>
            <text:p text:style-name="P10"><text:span text:style-name="T4">+1</text:span></text:p>
          </draw:text-box>
        </draw:frame>
        <draw:frame draw:style-name="gr9" draw:text-style-name="P11" draw:layer="layout" svg:width="1.016cm" svg:height="1.073cm" svg:x="7.312cm" svg:y="5.234cm">
          <draw:text-box>
            <text:p text:style-name="P10"><text:span text:style-name="T4">-3</text:span></text:p>
          </draw:text-box>
        </draw:frame>
        <draw:frame draw:style-name="gr9" draw:text-style-name="P11" draw:layer="layout" svg:width="1.016cm" svg:height="1.073cm" svg:x="11.176cm" svg:y="5.235cm">
          <draw:text-box>
            <text:p text:style-name="P10"><text:span text:style-name="T4">+1</text:span></text:p>
          </draw:text-box>
        </draw:frame>
        <draw:frame draw:style-name="gr9" draw:text-style-name="P11" draw:layer="layout" svg:width="1.016cm" svg:height="1.073cm" svg:x="11.176cm" svg:y="5.235cm">
          <draw:text-box>
            <text:p text:style-name="P10"><text:span text:style-name="T4">+1</text:span></text:p>
          </draw:text-box>
        </draw:frame>
        <draw:frame draw:style-name="gr9" draw:text-style-name="P11" draw:layer="layout" svg:width="1.016cm" svg:height="1.073cm" svg:x="6.296cm" svg:y="5.235cm">
          <draw:text-box>
            <text:p text:style-name="P10"><text:span text:style-name="T4">-4</text:span></text:p>
          </draw:text-box>
        </draw:frame>
        <draw:frame draw:style-name="gr9" draw:text-style-name="P11" draw:layer="layout" svg:width="1.016cm" svg:height="1.073cm" svg:x="5.28cm" svg:y="5.236cm">
          <draw:text-box>
            <text:p text:style-name="P10"><text:span text:style-name="T4">-</text:span><text:span text:style-name="T4">5</text:span></text:p>
          </draw:text-box>
        </draw:frame>
        <draw:frame draw:style-name="gr9" draw:text-style-name="P11" draw:layer="layout" svg:width="1.016cm" svg:height="1.073cm" svg:x="4.264cm" svg:y="5.234cm">
          <draw:text-box>
            <text:p text:style-name="P10"><text:span text:style-name="T4">-6</text:span></text:p>
          </draw:text-box>
        </draw:frame>
        <draw:frame draw:style-name="gr9" draw:text-style-name="P11" draw:layer="layout" svg:width="1.016cm" svg:height="1.073cm" svg:x="9.244cm" svg:y="5.234cm">
          <draw:text-box>
            <text:p text:style-name="P10"><text:span text:style-name="T4">-1</text:span></text:p>
          </draw:text-box>
        </draw:frame>
        <draw:frame draw:style-name="gr9" draw:text-style-name="P11" draw:layer="layout" svg:width="1.016cm" svg:height="1.073cm" svg:x="13.208cm" svg:y="5.277cm">
          <draw:text-box>
            <text:p text:style-name="P10"><text:span text:style-name="T4">+</text:span><text:span text:style-name="T4">3</text:span></text:p>
          </draw:text-box>
        </draw:frame>
        <draw:frame draw:style-name="gr9" draw:text-style-name="P11" draw:layer="layout" svg:width="1.016cm" svg:height="1.073cm" svg:x="14.224cm" svg:y="5.278cm">
          <draw:text-box>
            <text:p text:style-name="P10"><text:span text:style-name="T4">+4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7:44:55.168751964</meta:creation-date>
    <dc:date>2022-03-15T19:14:14.405174499</dc:date>
    <meta:editing-duration>PT39M53S</meta:editing-duration>
    <meta:editing-cycles>1</meta:editing-cycles>
    <meta:document-statistic meta:object-count="55"/>
    <meta:generator>LibreOffice/6.4.7.2$Linux_X86_64 LibreOffice_project/40$Build-2</meta:generator>
  </office:meta>
</office:document-meta>
</file>